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F" svg:font-family="" style:font-family-generic="roman"/>
    <style:font-face style:name="OpenSans-Bold" svg:font-family="OpenSans-Bold" style:font-family-generic="swiss"/>
    <style:font-face style:name="OpenSans-Regular" svg:font-family="OpenSans-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882in"/>
    </style:style>
    <style:style style:name="co3" style:family="table-column">
      <style:table-column-properties fo:break-before="auto" style:column-width="2.1591in"/>
    </style:style>
    <style:style style:name="co4" style:family="table-column">
      <style:table-column-properties fo:break-before="auto" style:column-width="3.0756in"/>
    </style:style>
    <style:style style:name="co5" style:family="table-column">
      <style:table-column-properties fo:break-before="auto" style:column-width="4.1555in"/>
    </style:style>
    <style:style style:name="co6" style:family="table-column">
      <style:table-column-properties fo:break-before="auto" style:column-width="1.7638in"/>
    </style:style>
    <style:style style:name="co7" style:family="table-column">
      <style:table-column-properties fo:break-before="auto" style:column-width="1.8701in"/>
    </style:style>
    <style:style style:name="co8" style:family="table-column">
      <style:table-column-properties fo:break-before="auto" style:column-width="2.1925in"/>
    </style:style>
    <style:style style:name="co9" style:family="table-column">
      <style:table-column-properties fo:break-before="auto" style:column-width="1.9398in"/>
    </style:style>
    <style:style style:name="co10" style:family="table-column">
      <style:table-column-properties fo:break-before="auto" style:column-width="1.1134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6799in" fo:break-before="auto" style:use-optimal-row-height="true"/>
    </style:style>
    <style:style style:name="ro3" style:family="table-row">
      <style:table-row-properties style:row-height="0.6402in" fo:break-before="auto" style:use-optimal-row-height="false"/>
    </style:style>
    <style:style style:name="ro4" style:family="table-row">
      <style:table-row-properties style:row-height="0.52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929in" fo:break-before="auto" style:use-optimal-row-height="true"/>
    </style:style>
    <style:style style:name="ro7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eqirements">
      <style:table-properties table:display="true" style:writing-mode="lr-tb"/>
    </style:style>
    <style:style style:name="ta3" style:family="table" style:master-page-name="PageStyle_5f_Materials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Linux Libertine G" style:font-name-complex="Ari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>
            <text:p>lp</text:p>
          </table:table-cell>
          <table:table-cell office:value-type="string">
            <text:p>fusion f3d comp dir name</text:p>
          </table:table-cell>
          <table:table-cell office:value-type="string">
            <text:p>fusion f3d comp name</text:p>
          </table:table-cell>
          <table:table-cell office:value-type="string">
            <text:p>name</text:p>
          </table:table-cell>
          <table:table-cell office:value-type="string">
            <text:p>url</text:p>
          </table:table-cell>
          <table:table-cell office:value-type="string">
            <text:p>option</text:p>
          </table:table-cell>
          <table:table-cell office:value-type="string">
            <text:p>price</text:p>
          </table:table-cell>
          <table:table-cell office:value-type="string">
            <text:p>Subpart_1</text:p>
          </table:table-cell>
          <table:table-cell office:value-type="string">
            <text:p>Param_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u_M6_M8_T-Track_Sliding_nut_T</text:p>
          </table:table-cell>
          <table:table-cell table:style-name="ce2" office:value-type="string">
            <text:p><text:span text:style-name="T1">Alu_M6_M8_T-</text:span><text:span text:style-name="T1">Track_Sliding_nut_T_100mm_holes_ext.f3d</text:span></text:p>
          </table:table-cell>
          <table:table-cell office:value-type="string">
            <text:p>Aluminium Alloy M6 M8 T-Track Sliding Nut T Slot Nut T Track Slot Sliding Slab Slide Block for T-slot T-track Woodworking Tools 100mm ext M8</text:p>
          </table:table-cell>
          <table:table-cell office:value-type="string">
            <text:p>https://www.aliexpress.com/item/1005001679969393.html?spm=a2g0o.productlist.0.0.37eb4c0dmSYqCJ&amp;algo_pvid=c929271c-3533-48cc-a958-680ebc35bc28&amp;algo_exp_id=c929271c-3533-48cc-a958-680ebc35bc28-24</text:p>
          </table:table-cell>
          <table:table-cell office:value-type="string">
            <text:p>1pc 100mm with hole</text:p>
          </table:table-cell>
          <table:table-cell office:value-type="string">
            <text:p>US $5.48</text:p>
          </table:table-cell>
          <table:table-cell table:style-name="ce2" office:value-type="string">
            <text:p><text:span text:style-name="T1">Alu_M6_M8_T-</text:span><text:span text:style-name="T1">Track_Sliding_nut_T_100mm_holes_ext.f3d</text:span></text:p>
          </table:table-cell>
          <table:table-cell table:style-name="Default" office:value-type="string">
            <text:p>Alu_M6_M8_T_track_lengt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u_M6_M8_T-Track_Sliding_nut_T</text:p>
          </table:table-cell>
          <table:table-cell table:style-name="ce2" office:value-type="string">
            <text:p><text:span text:style-name="T1">Alu_M6_M8_T-</text:span><text:span text:style-name="T1">Track_Sliding_nut_T_100mm_holes_int.f3d</text:span></text:p>
          </table:table-cell>
          <table:table-cell office:value-type="string">
            <text:p>Aluminium Alloy M6 M8 T-Track Sliding Nut T Slot Nut T Track Slot Sliding Slab Slide Block for T-slot T-track Woodworking Tools Slide Bar M8</text:p>
          </table:table-cell>
          <table:table-cell office:value-type="string">
            <text:p>https://www.aliexpress.com/item/1005001679969393.html?spm=a2g0o.productlist.0.0.37eb4c0dmSYqCJ&amp;algo_pvid=c929271c-3533-48cc-a958-680ebc35bc28&amp;algo_exp_id=c929271c-3533-48cc-a958-680ebc35bc28-24</text:p>
          </table:table-cell>
          <table:table-cell office:value-type="string">
            <text:p>5pcs M8 Slide bar</text:p>
          </table:table-cell>
          <table:table-cell office:value-type="string">
            <text:p>US $5.96</text:p>
          </table:table-cell>
          <table:table-cell table:style-name="ce2" office:value-type="string">
            <text:p><text:span text:style-name="T1">Alu_M6_M8_T-</text:span><text:span text:style-name="T1">Track_Sliding_nut_T_100mm_holes_int.f3d</text:span></text:p>
          </table:table-cell>
          <table:table-cell table:style-name="Default" office:value-type="string">
            <text:p>Alu_M6_M8_T_track_length_slider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lu_M6_M8_T-Track_Sliding_nut_T</text:p>
          </table:table-cell>
          <table:table-cell office:value-type="string">
            <text:p>Alu_M6_M8_T_Track_Sliding_nut_T_100mm_holes.f3d</text:p>
          </table:table-cell>
          <table:table-cell office:value-type="string">
            <text:p>Joint for <text:span text:style-name="T1">Alu_M6_M8_T-</text:span><text:span text:style-name="T1">Track_Sliding_nut_T_100mm_holes_ext.f3d and </text:span><text:span text:style-name="T1">Alu_M6_M8_T-</text:span><text:span text:style-name="T1">Track_Sliding_nut_T_100mm_holes_int.f3d</text:span></text:p>
          </table:table-cell>
          <table:table-cell office:value-type="string">
            <text:p>..</text:p>
          </table:table-cell>
          <table:table-cell table:number-columns-repeated="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lu_M6_M8_T-Track_Sliding_nut_T</text:p>
          </table:table-cell>
          <table:table-cell office:value-type="string">
            <text:p>test_use_Alu_M6_M8_T_Track_Sliding_nut_T_100mm_holes.f3d</text:p>
          </table:table-cell>
          <table:table-cell office:value-type="string">
            <text:p>test use part for Alu_M6_M8_T_Track_Sliding_nut_T_100mm_holes.f3d</text:p>
          </table:table-cell>
          <table:table-cell table:number-columns-repeated="5"/>
        </table:table-row>
        <table:table-row table:style-name="ro4" table:number-rows-repeated="1048570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eqirements" table:style-name="ta2">
        <office:forms form:automatic-focus="false" form:apply-design-mode="false"/>
        <table:table-column table:style-name="co6" table:default-cell-style-name="Default"/>
        <table:table-column table:style-name="co9" table:default-cell-style-name="Default"/>
        <table:table-column table:style-name="co10" table:number-columns-repeated="1022" table:default-cell-style-name="Default"/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4" office:value-type="string">
            <text:p>Abinder</text:p>
          </table:table-cell>
          <table:table-cell table:style-name="ce4" office:value-type="string">
            <text:p>User1</text:p>
          </table:table-cell>
          <table:table-cell table:style-name="ce4" office:value-type="string">
            <text:p>User2</text:p>
          </table:table-cell>
          <table:table-cell table:number-columns-repeated="1019"/>
        </table:table-row>
        <table:table-row table:style-name="ro6">
          <table:table-cell table:style-name="ce3" office:value-type="string" table:number-columns-spanned="1" table:number-rows-spanned="6">
            <text:p>wymiary zakresu pracy</text:p>
          </table:table-cell>
          <table:table-cell table:style-name="ce4" office:value-type="string">
            <text:p>mimimalnie na X chce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Maksymalnie na X chce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ile chce minimalnie na Y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ile chce maksymalnie na Y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ile chce minimalnie na Z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ile chce maksymalnie na Z</text:p>
          </table:table-cell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6">
          <table:table-cell/>
          <table:table-cell table:style-name="ce4" office:value-type="string">
            <text:p>Endstops</text:p>
          </table:table-cell>
          <table:table-cell table:style-name="ce4" office:value-type="string">
            <text:p>Inductive</text:p>
          </table:table-cell>
          <table:table-cell table:number-columns-repeated="1021"/>
        </table:table-row>
        <table:table-row table:style-name="ro5" table:number-rows-repeated="4">
          <table:table-cell table:number-columns-repeated="1024"/>
        </table:table-row>
        <table:table-row table:style-name="ro6">
          <table:table-cell/>
          <table:table-cell table:style-name="ce4" office:value-type="string">
            <text:p>Jakie lozyska </text:p>
          </table:table-cell>
          <table:table-cell/>
          <table:table-cell table:style-name="ce4" office:value-type="string">
            <text:p>Hgr20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3" office:value-type="string" table:number-columns-spanned="1" table:number-rows-spanned="13">
            <text:p>Z czego budujemy rame...</text:p>
          </table:table-cell>
          <table:table-cell table:style-name="ce4" office:value-type="string">
            <text:p>Alu sloty jakie.</text:p>
          </table:table-cell>
          <table:table-cell table:number-columns-repeated="1022"/>
        </table:table-row>
        <table:table-row table:style-name="ro5">
          <table:covered-table-cell/>
          <table:table-cell table:number-columns-repeated="1023"/>
        </table:table-row>
        <table:table-row table:style-name="ro6">
          <table:covered-table-cell/>
          <table:table-cell table:style-name="ce4" office:value-type="string">
            <text:p>Lacznik prostopadly sposob</text:p>
          </table:table-cell>
          <table:table-cell table:number-columns-repeated="1022"/>
        </table:table-row>
        <table:table-row table:style-name="ro5">
          <table:covered-table-cell/>
          <table:table-cell table:number-columns-repeated="1023"/>
        </table:table-row>
        <table:table-row table:style-name="ro6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6">
          <table:covered-table-cell/>
          <table:table-cell table:style-name="ce4" office:value-type="string">
            <text:p>Laccznik ...</text:p>
          </table:table-cell>
          <table:table-cell table:number-columns-repeated="1022"/>
        </table:table-row>
        <table:table-row table:style-name="ro5">
          <table:covered-table-cell/>
          <table:table-cell table:number-columns-repeated="1023"/>
        </table:table-row>
        <table:table-row table:style-name="ro5">
          <table:covered-table-cell/>
          <table:table-cell table:number-columns-repeated="1023"/>
        </table:table-row>
        <table:table-row table:style-name="ro5">
          <table:covered-table-cell/>
          <table:table-cell table:number-columns-repeated="1023"/>
        </table:table-row>
        <table:table-row table:style-name="ro5">
          <table:covered-table-cell/>
          <table:table-cell table:number-columns-repeated="1023"/>
        </table:table-row>
        <table:table-row table:style-name="ro5">
          <table:covered-table-cell/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3" office:value-type="string" table:number-columns-spanned="1" table:number-rows-spanned="6">
            <text:p>Gotowe podzespoly</text:p>
          </table:table-cell>
          <table:table-cell table:style-name="ce4" office:value-type="string">
            <text:p>Os Z</text:p>
          </table:table-cell>
          <table:table-cell table:number-columns-repeated="1022"/>
        </table:table-row>
        <table:table-row table:style-name="ro5">
          <table:covered-table-cell/>
          <table:table-cell table:number-columns-repeated="1023"/>
        </table:table-row>
        <table:table-row table:style-name="ro6">
          <table:covered-table-cell/>
          <table:table-cell table:style-name="ce4" office:value-type="string">
            <text:p>Jakie wrzeciono</text:p>
          </table:table-cell>
          <table:table-cell table:number-columns-repeated="1022"/>
        </table:table-row>
        <table:table-row table:style-name="ro5">
          <table:covered-table-cell/>
          <table:table-cell table:number-columns-repeated="1023"/>
        </table:table-row>
        <table:table-row table:style-name="ro6">
          <table:covered-table-cell/>
          <table:table-cell table:style-name="ce4" office:value-type="string">
            <text:p>Jaki falownik</text:p>
          </table:table-cell>
          <table:table-cell table:number-columns-repeated="1022"/>
        </table:table-row>
        <table:table-row table:style-name="ro5">
          <table:covered-table-cell/>
          <table:table-cell table:number-columns-repeated="1023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terials" table:style-name="ta3">
        <office:forms form:automatic-focus="false" form:apply-design-mode="false"/>
        <table:table-column table:style-name="co10" table:number-columns-repeated="1024" table:default-cell-style-name="Default"/>
        <table:table-row table:style-name="ro5" table:number-rows-repeated="2">
          <table:table-cell table:number-columns-repeated="1024"/>
        </table:table-row>
        <table:table-row table:style-name="ro7">
          <table:table-cell table:style-name="ce4" office:value-type="string">
            <text:p>Mam 2 kawalki po 1.4m i 2 kawalki 0.5m dodatkowo profil 40x40 2 kawalki po 1.5m</text:p>
          </table:table-cell>
          <table:table-cell table:number-columns-repeated="1023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" svg:font-family="" style:font-family-generic="roman"/>
    <style:font-face style:name="OpenSans-Bold" svg:font-family="OpenSans-Bold" style:font-family-generic="swiss"/>
    <style:font-face style:name="OpenSans-Regular" svg:font-family="OpenSans-Regular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6">07/06/2021</text:date>, <text:time>22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irements" style:display-name="PageStyle_Req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1-07-06T22:35:24</dc:date>
    <dc:creator>Arkadiusz Binder</dc:creator>
    <meta:editing-duration>PT1H51M47S</meta:editing-duration>
    <meta:editing-cycles>11</meta:editing-cycles>
    <meta:document-statistic meta:table-count="3" meta:cell-count="62" meta:object-count="0"/>
  </office:meta>
</office:document-meta>
</file>